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teórica</text:p>
          </table:table-cell>
          <table:table-cell office:value-type="string">
            <text:p>Cuestionario:UT1-AER1. Recuperación. Prueba teórica</text:p>
          </table:table-cell>
          <table:table-cell office:value-type="string">
            <text:p>Cuestionario:UT1-AE3. Prueba teórico-práctica</text:p>
          </table:table-cell>
          <table:table-cell office:value-type="string">
            <text:p>Tarea:UT2-AE2. Prueba teórico práctica</text:p>
          </table:table-cell>
          <table:table-cell office:value-type="string">
            <text:p>Cuestionario:UT2-AE1. Prueba teórica</text:p>
          </table:table-cell>
          <table:table-cell office:value-type="string">
            <text:p>Cuestionario:UT2-AER1. Recuperación. Prueba teórica</text:p>
          </table:table-cell>
          <table:table-cell office:value-type="string">
            <text:p>Tarea:UT1-AE2. Prueba práctica</text:p>
          </table:table-cell>
          <table:table-cell office:value-type="string">
            <text:p>Tarea:UT1-AER2. Recuperación. Prueba práctica</text:p>
          </table:table-cell>
          <table:table-cell office:value-type="string">
            <text:p>Tarea (2.2):UT1-AE1D. Prueba teórica. Calificación definitiva</text:p>
          </table:table-cell>
          <table:table-cell office:value-type="string">
            <text:p>Tarea (2.2):UT1-AE2D. Prueba práctica. Calificación definitiva</text:p>
          </table:table-cell>
          <table:table-cell office:value-type="string">
            <text:p>Tarea (2.2):UT2-AE2D. Prueba teórica. Calificación definitiva</text:p>
          </table:table-cell>
          <table:table-cell office:value-type="string">
            <text:p>pruebas 1</text:p>
          </table:table-cell>
          <table:table-cell office:value-type="string">
            <text:p>Tarea:UT0-A1. Crear cuentas en servicios básicos</text:p>
          </table:table-cell>
          <table:table-cell office:value-type="string">
            <text:p>Tarea:UT0-A2. Cualidades de un buen administrador de sistemas</text:p>
          </table:table-cell>
          <table:table-cell office:value-type="string">
            <text:p>Tarea:UT0-A3. Navegación  segura</text:p>
          </table:table-cell>
          <table:table-cell office:value-type="string">
            <text:p>Tarea:UT1-A1. Características y componentes básicos de una red local - grupo 1</text:p>
          </table:table-cell>
          <table:table-cell office:value-type="string">
            <text:p>Tarea:UT1-A1. Características y componentes básicos de una red local - grupo 2</text:p>
          </table:table-cell>
          <table:table-cell office:value-type="string">
            <text:p>Lección:UT1-A2. Lección. La comunicación de hoy en día</text:p>
          </table:table-cell>
          <table:table-cell office:value-type="string">
            <text:p>Tarea:UT1-A3. Mapa conceptual.Introducción a Freemind</text:p>
          </table:table-cell>
          <table:table-cell office:value-type="string">
            <text:p>Tarea:UT1-A4. Mapa conceptual. Clasificación de las redes</text:p>
          </table:table-cell>
          <table:table-cell office:value-type="string">
            <text:p>Tarea:UT2-A5. Comparativa de precios de elementos de cableado estructurado</text:p>
          </table:table-cell>
          <table:table-cell office:value-type="string">
            <text:p>Tarea:UT1-A6. Supuesto de configuración de la red</text:p>
          </table:table-cell>
          <table:table-cell office:value-type="string">
            <text:p>Tarea:UT1-A7. Velocidad de transmisión de la información</text:p>
          </table:table-cell>
          <table:table-cell office:value-type="string">
            <text:p>Lección:UT1-A8. Lección. Arquitectura de redes</text:p>
          </table:table-cell>
          <table:table-cell office:value-type="string">
            <text:p>Tarea:UT1-AC1. Actividad complementaria. Intercambio de archivos por ssh</text:p>
          </table:table-cell>
          <table:table-cell office:value-type="string">
            <text:p>Tarea:UT1-A9. Mapa conceptual. El modelo de referencia OSI</text:p>
          </table:table-cell>
          <table:table-cell office:value-type="string">
            <text:p>Tarea:UT1-AC2. Actividad complementaria. Encendido remoto con Wake on LAN</text:p>
          </table:table-cell>
          <table:table-cell office:value-type="string">
            <text:p>Tarea:UT1-A1. Características y componentes básicos de una red local - grupo 3</text:p>
          </table:table-cell>
          <table:table-cell office:value-type="string">
            <text:p>Tarea:UT1-A10. Análisis de PDU con Wireshark</text:p>
          </table:table-cell>
          <table:table-cell office:value-type="string">
            <text:p>Tarea:UT1-AC3. Actividad complementaria. Mapa conceptual. Arquitectura TCP/IP</text:p>
          </table:table-cell>
          <table:table-cell office:value-type="string">
            <text:p>Tarea:UT2-A1. Esquema de la red del aula</text:p>
          </table:table-cell>
          <table:table-cell office:value-type="string">
            <text:p>Tarea:UT2-A6. Diseño físico de una red. Presupuesto</text:p>
          </table:table-cell>
          <table:table-cell office:value-type="string">
            <text:p>Lección:UT2-A3. Capa física, tipos de comunicación y medios físicos</text:p>
          </table:table-cell>
          <table:table-cell office:value-type="string">
            <text:p>Tarea:UT2-A9. Revisión del cumplimiento de la norma en proyecto de cableado estructurado</text:p>
          </table:table-cell>
          <table:table-cell office:value-type="string">
            <text:p>Tarea:UT2-A4. Redes Ethernet. Mapa conceptual</text:p>
          </table:table-cell>
          <table:table-cell office:value-type="string">
            <text:p>Tarea:UT2-A5. Normativa y estructura general de un sistema de cableado estructurado-g1</text:p>
          </table:table-cell>
          <table:table-cell office:value-type="string">
            <text:p>Tarea:UT2-A7. Proyecto técnico de cableado estructurado</text:p>
          </table:table-cell>
          <table:table-cell office:value-type="string">
            <text:p>Tarea:UT2-A10. Ejercicios. Dimensionado de un SCE</text:p>
          </table:table-cell>
          <table:table-cell office:value-type="string">
            <text:p>Tarea:UT2-A12. Preguntas. Instalación del SCE de clase</text:p>
          </table:table-cell>
          <table:table-cell office:value-type="string">
            <text:p>Tarea:UT2-A5. Normativa y estructura general de un sistema de cableado estructurado-g2</text:p>
          </table:table-cell>
          <table:table-cell office:value-type="string">
            <text:p>Tarea:UT2-A11. Preguntas. Certificación de un SCE</text:p>
          </table:table-cell>
          <table:table-cell office:value-type="string">
            <text:p>Tarea:UT3-A1. Práctica. Tarjetas de red</text:p>
          </table:table-cell>
          <table:table-cell office:value-type="string">
            <text:p>Tarea:UT3-A2. Práctica. Latiguillo cruzado</text:p>
          </table:table-cell>
          <table:table-cell office:value-type="string">
            <text:p>Tarea:UT3-A3. Práctica. Introducción a packet tracer</text:p>
          </table:table-cell>
          <table:table-cell office:value-type="string">
            <text:p>Tarea:UT3-A4. Mapa conceptual. Capa de enlace de datos</text:p>
          </table:table-cell>
          <table:table-cell office:value-type="string">
            <text:p>Tarea:UT3-A5. Práctica. Direccionamiento físico y elementos de la capa de enlace</text:p>
          </table:table-cell>
          <table:table-cell office:value-type="string">
            <text:p>Tarea:UT3-A6. Mapa conceptual. Técnicas de control de acceso al medio</text:p>
          </table:table-cell>
          <table:table-cell office:value-type="string">
            <text:p>Cuestionario:UT3-A7.Cuestionario. Técnicas de acceso al medio</text:p>
          </table:table-cell>
          <table:table-cell office:value-type="string">
            <text:p>Tarea:UT2-A8. Elaboración de latiguillos, crimpado en parcheo y montaje de roseta</text:p>
          </table:table-cell>
          <table:table-cell office:value-type="string">
            <text:p>Tarea:UT2-A2. Paǵina en wiki. Datos físicos de la red del aula</text:p>
          </table:table-cell>
          <table:table-cell office:value-type="string">
            <text:p>Tarea:UT2-AC1. Vídeo. Internet submarina</text:p>
          </table:table-cell>
          <table:table-cell office:value-type="string">
            <text:p>Tarea:UT2-A11. Dimensionado de canalizaciones</text:p>
          </table:table-cell>
          <table:table-cell office:value-type="string">
            <text:p>prácticas 1</text:p>
          </table:table-cell>
          <table:table-cell office:value-type="string">
            <text:p>Tarea:Actitud general. 1º trimestre</text:p>
          </table:table-cell>
          <table:table-cell office:value-type="string">
            <text:p>Tarea:Actitud general. 1º trimestre</text:p>
          </table:table-cell>
          <table:table-cell office:value-type="string">
            <text:p>Tarea:Negativos. 1º trimestre</text:p>
          </table:table-cell>
          <table:table-cell office:value-type="string">
            <text:p>Tarea:Wikicuaderno. 1º trimestre</text:p>
          </table:table-cell>
          <table:table-cell office:value-type="string">
            <text:p>participación - actitud 1</text:p>
          </table:table-cell>
          <table:table-cell office:value-type="string">
            <text:p>1ª evaluación</text:p>
          </table:table-cell>
          <table:table-cell office:value-type="string">
            <text:p>Evaluación1-calificación</text:p>
          </table:table-cell>
          <table:table-cell office:value-type="string">
            <text:p>Cuestionario:UT3-AE1. Prueba teórica</text:p>
          </table:table-cell>
          <table:table-cell office:value-type="string">
            <text:p>Tarea:UT3-AE2. Prueba práctica</text:p>
          </table:table-cell>
          <table:table-cell office:value-type="string">
            <text:p>Cuestionario:UT4-AE1. Cuestionario. Capa de red. Direcciones IP</text:p>
          </table:table-cell>
          <table:table-cell office:value-type="string">
            <text:p>Cuestionario:UT4-AE2. Control. Capa de red.</text:p>
          </table:table-cell>
          <table:table-cell office:value-type="string">
            <text:p>Cuestionario:UT4-AER1. Control. Capa de red. Recuperación</text:p>
          </table:table-cell>
          <table:table-cell office:value-type="string">
            <text:p>Tarea:UT4-AE. Calificación final controles</text:p>
          </table:table-cell>
          <table:table-cell office:value-type="string">
            <text:p>Tarea:UT5-AE1. Prueba práctica. Enrutamiento estático</text:p>
          </table:table-cell>
          <table:table-cell office:value-type="string">
            <text:p>Cuestionario:UT5.AE2. Prueba teórica. Enrutamiento estático</text:p>
          </table:table-cell>
          <table:table-cell office:value-type="string">
            <text:p>pruebas2</text:p>
          </table:table-cell>
          <table:table-cell office:value-type="string">
            <text:p>Tarea:UT3-A8. Práctica. PT. Conmutación de tramas.</text:p>
          </table:table-cell>
          <table:table-cell office:value-type="string">
            <text:p>Tarea:UT3-A9. Supuestos prácticos. Ejercicios (I)</text:p>
          </table:table-cell>
          <table:table-cell office:value-type="string">
            <text:p>Tarea:UT3-A10. Supuestos prácticos. Ejercicios (II)</text:p>
          </table:table-cell>
          <table:table-cell office:value-type="string">
            <text:p>Tarea:UT4-A1. Mapa conceptual. Características de la capa de red</text:p>
          </table:table-cell>
          <table:table-cell office:value-type="string">
            <text:p>Tarea:UT4-A2. Direcciones IP</text:p>
          </table:table-cell>
          <table:table-cell office:value-type="string">
            <text:p>Tarea:UT4-A3. Redes públicas y privadas</text:p>
          </table:table-cell>
          <table:table-cell office:value-type="string">
            <text:p>Tarea:UT4-A4. Redes IP sin clase. Subredes</text:p>
          </table:table-cell>
          <table:table-cell office:value-type="string">
            <text:p>Tarea:UT4-A5. IPv6</text:p>
          </table:table-cell>
          <table:table-cell office:value-type="string">
            <text:p>Tarea:UT4-A6. Direccionamiento IP. Ejercicios</text:p>
          </table:table-cell>
          <table:table-cell office:value-type="string">
            <text:p>Tarea:UT4-A7. Protocolo ARP</text:p>
          </table:table-cell>
          <table:table-cell office:value-type="string">
            <text:p>Tarea:UT4-A8. Protocolo ICMP</text:p>
          </table:table-cell>
          <table:table-cell office:value-type="string">
            <text:p>Tarea:UT4-A9. Configuración de la red en Linux</text:p>
          </table:table-cell>
          <table:table-cell office:value-type="string">
            <text:p>Tarea:UT5-A1. Enrutamiento. Mapa conceptual</text:p>
          </table:table-cell>
          <table:table-cell office:value-type="string">
            <text:p>Tarea:UT5-A2. Tablas de enrutamiento de esquema de red</text:p>
          </table:table-cell>
          <table:table-cell office:value-type="string">
            <text:p>Tarea:UT5-A3. Práctica guiada. Enrutamiento estático con PacketTracer</text:p>
          </table:table-cell>
          <table:table-cell office:value-type="string">
            <text:p>Tarea:UT5-A4. Práctica de consolidación. Enrutamiento estático</text:p>
          </table:table-cell>
          <table:table-cell office:value-type="string">
            <text:p>prácticas 2</text:p>
          </table:table-cell>
          <table:table-cell office:value-type="string">
            <text:p>Tarea:Preguntas en clase. 2º trimestre</text:p>
          </table:table-cell>
          <table:table-cell office:value-type="string">
            <text:p>participación - actitud 2</text:p>
          </table:table-cell>
          <table:table-cell office:value-type="string">
            <text:p>Total categoría</text:p>
          </table:table-cell>
          <table:table-cell office:value-type="string">
            <text:p>2ª evaluación</text:p>
          </table:table-cell>
          <table:table-cell office:value-type="string">
            <text:p>Tarea:UT5-AE4. Prueba práctica. Enrutamiento estático y VLAN</text:p>
          </table:table-cell>
          <table:table-cell office:value-type="string">
            <text:p>Cuestionario:UT5.AE3. Prueba teórica. Enrutamiento y VLAN</text:p>
          </table:table-cell>
          <table:table-cell office:value-type="string">
            <text:p>Tarea:UT5-AER2. Recuperación. Prueba práctica. Enrutamiento estático y VLAN</text:p>
          </table:table-cell>
          <table:table-cell office:value-type="string">
            <text:p>Cuestionario:UT5.AER1. Recuperación. Prueba teórica. Enrutamiento y VLAN</text:p>
          </table:table-cell>
          <table:table-cell office:value-type="string">
            <text:p>Tarea:UT5-AER3. Recuperación. Prueba práctica. Enrutamiento estático y VLAN</text:p>
          </table:table-cell>
          <table:table-cell office:value-type="string">
            <text:p>Tarea:UT6-AE2. Prueba práctica. Capa de transporte</text:p>
          </table:table-cell>
          <table:table-cell office:value-type="string">
            <text:p>Tarea:UT6-AER2. Recuperación. Prueba práctica. Capa de transporte</text:p>
          </table:table-cell>
          <table:table-cell office:value-type="string">
            <text:p>Cuestionario:UT6-AE1. Prueba teórica- Capa de transporte</text:p>
          </table:table-cell>
          <table:table-cell office:value-type="string">
            <text:p>Cuestionario:UT6-AER1. Recuperación. Prueba teórica. Capa de transporte</text:p>
          </table:table-cell>
          <table:table-cell office:value-type="string">
            <text:p>Tarea:UT5.VLAN. Prueba práctica. Calificación definitiva</text:p>
          </table:table-cell>
          <table:table-cell office:value-type="string">
            <text:p>Tarea:UT5. VLAN. Parte teórica. Calificación definitiva</text:p>
          </table:table-cell>
          <table:table-cell office:value-type="string">
            <text:p>Tarea:UT6. Prueba teórica. Calificación definitiva</text:p>
          </table:table-cell>
          <table:table-cell office:value-type="string">
            <text:p>Tarea:UT6. Prueba práctica. Calificación definitiva</text:p>
          </table:table-cell>
          <table:table-cell office:value-type="string">
            <text:p>pruebas 3</text:p>
          </table:table-cell>
          <table:table-cell office:value-type="string">
            <text:p>Tarea:UT5-A5. VLAN. Características</text:p>
          </table:table-cell>
          <table:table-cell office:value-type="string">
            <text:p>Tarea:UT5-A6. Práctica guiada. VLAN con Paquet Tracer </text:p>
          </table:table-cell>
          <table:table-cell office:value-type="string">
            <text:p>Tarea:UT5-A7. Práctica. VLAN con Paquet Tracer </text:p>
          </table:table-cell>
          <table:table-cell office:value-type="string">
            <text:p>Tarea:UT5-A8. Práctica. VLAN + enrutamiento (I) </text:p>
          </table:table-cell>
          <table:table-cell office:value-type="string">
            <text:p>Tarea:UT5-A9. Práctica. VLAN + enrutamiento (II) </text:p>
          </table:table-cell>
          <table:table-cell office:value-type="string">
            <text:p>Tarea:UT5-A10. Práctica. Enrutamiento en Linux</text:p>
          </table:table-cell>
          <table:table-cell office:value-type="string">
            <text:p>Tarea:UT6-A1. Preguntas. La capa de transporte</text:p>
          </table:table-cell>
          <table:table-cell office:value-type="string">
            <text:p>Tarea:UT6-AC1. Práctica. Privacidad en Internet</text:p>
          </table:table-cell>
          <table:table-cell office:value-type="string">
            <text:p>Tarea:UT6-A2. Observación del protocolo TCP con netstat</text:p>
          </table:table-cell>
          <table:table-cell office:value-type="string">
            <text:p>Tarea:UT6-A3. Práctica. Port address translation</text:p>
          </table:table-cell>
          <table:table-cell office:value-type="string">
            <text:p>Tarea:UT6-AC2. Práctica. Reenvío de puertos en Linux</text:p>
          </table:table-cell>
          <table:table-cell office:value-type="string">
            <text:p>Tarea:UT6-A4. Mapa conceptual. Capa de transporte</text:p>
          </table:table-cell>
          <table:table-cell office:value-type="string">
            <text:p>Tarea:UT7. A1. Preguntas. Redes locles inalámbricas</text:p>
          </table:table-cell>
          <table:table-cell office:value-type="string">
            <text:p>Tarea:UT7-A2. Mapa web de cobertura inalámbrica</text:p>
          </table:table-cell>
          <table:table-cell office:value-type="string">
            <text:p>Tarea:UT7-A3. Práctica. Penetration test con aircrack</text:p>
          </table:table-cell>
          <table:table-cell office:value-type="string">
            <text:p>Tarea:UT7-A4. Práctica. Redes inalámbricas en modo ad-hoc</text:p>
          </table:table-cell>
          <table:table-cell office:value-type="string">
            <text:p>Tarea:UT7-A4. Práctica. Hotspots</text:p>
          </table:table-cell>
          <table:table-cell office:value-type="string">
            <text:p>prácticas 3</text:p>
          </table:table-cell>
          <table:table-cell office:value-type="string">
            <text:p>Tarea:Actitud general. 3º trimestre</text:p>
          </table:table-cell>
          <table:table-cell office:value-type="string">
            <text:p>Tarea:Comandos Packet Tracer</text:p>
          </table:table-cell>
          <table:table-cell office:value-type="string">
            <text:p>participación - actitud 3</text:p>
          </table:table-cell>
          <table:table-cell office:value-type="string">
            <text:p>Total categoría</text:p>
          </table:table-cell>
          <table:table-cell office:value-type="string">
            <text:p>3ª evaluación</text:p>
          </table:table-cell>
          <table:table-cell office:value-type="string">
            <text:p>Tarea:UT1-AE2. Prueba. Velocidad de transmisión </text:p>
          </table:table-cell>
          <table:table-cell office:value-type="string">
            <text:p>Paquete SCORM:UT1-A7. Arquitectura de redes</text:p>
          </table:table-cell>
          <table:table-cell office:value-type="string">
            <text:p>Tarea:Tarea para RL01</text:p>
          </table:table-cell>
          <table:table-cell office:value-type="string">
            <text:p>Tarea:Tarea para RL02.</text:p>
          </table:table-cell>
          <table:table-cell office:value-type="string">
            <text:p>Tarea:Tarea para RL03.</text:p>
          </table:table-cell>
          <table:table-cell office:value-type="string">
            <text:p>Tarea:Tarea para RL04.</text:p>
          </table:table-cell>
          <table:table-cell office:value-type="string">
            <text:p>Tarea:Tarea para RL05.</text:p>
          </table:table-cell>
          <table:table-cell office:value-type="string">
            <text:p>Tarea:Tarea para RL06.</text:p>
          </table:table-cell>
          <table:table-cell office:value-type="string">
            <text:p>Actividades Presenciales</text:p>
          </table:table-cell>
          <table:table-cell office:value-type="string">
            <text:p>Examen Presencial</text:p>
          </table:table-cell>
          <table:table-cell office:value-type="string">
            <text:p>Participación</text:p>
          </table:table-cell>
          <table:table-cell office:value-type="string">
            <text:p>Cuestionario:Examen para RL01</text:p>
          </table:table-cell>
          <table:table-cell office:value-type="string">
            <text:p>Cuestionario:Examen para RL02.</text:p>
          </table:table-cell>
          <table:table-cell office:value-type="string">
            <text:p>Cuestionario:Examen para RL03.</text:p>
          </table:table-cell>
          <table:table-cell office:value-type="string">
            <text:p>Cuestionario:Examen para RL04.</text:p>
          </table:table-cell>
          <table:table-cell office:value-type="string">
            <text:p>Cuestionario:Examen para RL05.</text:p>
          </table:table-cell>
          <table:table-cell office:value-type="string">
            <text:p>Cuestionario:Examen para RL06.</text:p>
          </table:table-cell>
          <table:table-cell office:value-type="string">
            <text:p>Cuestionario:Examen para revisar para RL01</text:p>
          </table:table-cell>
          <table:table-cell office:value-type="string">
            <text:p>Paquete SCORM:Unidad de Trabajo RL01. Características generales de las redes locales</text:p>
          </table:table-cell>
          <table:table-cell office:value-type="string">
            <text:p>Cuestionario:Examen para revisar para RL02.</text:p>
          </table:table-cell>
          <table:table-cell office:value-type="string">
            <text:p>Paquete SCORM:UT2. Contenidos- Identificación de elementos y espacios de una red local.</text:p>
          </table:table-cell>
          <table:table-cell office:value-type="string">
            <text:p>Cuestionario:Examen para revisar para RL03.</text:p>
          </table:table-cell>
          <table:table-cell office:value-type="string">
            <text:p>Paquete SCORM:RL03 Guiada.- Interconexión de equipos en redes locales (1ª Parte).</text:p>
          </table:table-cell>
          <table:table-cell office:value-type="string">
            <text:p>Cuestionario:Examen para revisar para RL04.</text:p>
          </table:table-cell>
          <table:table-cell office:value-type="string">
            <text:p>Paquete SCORM:RL04 Guiada.- Interconexión de equipos en redes locales (2ª Parte).</text:p>
          </table:table-cell>
          <table:table-cell office:value-type="string">
            <text:p>Cuestionario:Examen para revisar para RL05.</text:p>
          </table:table-cell>
          <table:table-cell office:value-type="string">
            <text:p>Paquete SCORM:RL05 Guiada.- Instalación y configuración de los equipos de la red.</text:p>
          </table:table-cell>
          <table:table-cell office:value-type="string">
            <text:p>Cuestionario:Examen para revisar para RL06.</text:p>
          </table:table-cell>
          <table:table-cell office:value-type="string">
            <text:p>Paquete SCORM:RL06 Guiada.- Resolución de incidencias en una red local.</text:p>
          </table:table-cell>
          <table:table-cell office:value-type="string">
            <text:p>Tarea:UT1-A5. Conectividad básica. Configurando la red en Linux</text:p>
          </table:table-cell>
          <table:table-cell office:value-type="string">
            <text:p>Tarea:UT1-A9. Introduccón a la arquitectura TCP/IP</text:p>
          </table:table-cell>
          <table:table-cell office:value-type="string">
            <text:p>Cuestionario:Recuperación. Prueba teórica. 1ª evaluación</text:p>
          </table:table-cell>
          <table:table-cell office:value-type="string">
            <text:p>Cuestionario:Recuperación. Prueba teórica. 2ª evaluación</text:p>
          </table:table-cell>
          <table:table-cell office:value-type="string">
            <text:p>Tarea:Recuperación. 2ª evaluación. Prueba práctica</text:p>
          </table:table-cell>
          <table:table-cell office:value-type="string">
            <text:p>Elementos no calificables</text:p>
          </table:table-cell>
          <table:table-cell office:value-type="string">
            <text:p>Cuestionario:UT1-AE1. Prueba teórica-201213</text:p>
          </table:table-cell>
          <table:table-cell office:value-type="string">
            <text:p>Tarea:Actitud general. 2º trimestre</text:p>
          </table:table-cell>
          <table:table-cell office:value-type="string">
            <text:p>Nota Final</text:p>
          </table:table-cell>
        </table:table-row>
        <table:table-row>
          <table:table-cell office:value-type="string">
            <text:p>Luis Daniel</text:p>
          </table:table-cell>
          <table:table-cell office:value-type="string">
            <text:p>Alberola Mach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no91@gmail.com</text:p>
          </table:table-cell>
          <table:table-cell office:value-type="float" office:value="3.49">
            <text:p>3.49</text:p>
          </table:table-cell>
          <table:table-cell office:value-type="float" office:value="9.30">
            <text:p>9.30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float" office:value="3.58">
            <text:p>3.5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6">
            <text:p>6.46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98">
            <text:p>5.98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float" office:value="8.25">
            <text:p>8.25</text:p>
          </table:table-cell>
          <table:table-cell office:value-type="float" office:value="6.63">
            <text:p>6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10">
            <text:p>1.10</text:p>
          </table:table-cell>
        </table:table-row>
        <table:table-row>
          <table:table-cell office:value-type="string">
            <text:p>Elliot Jesua</text:p>
          </table:table-cell>
          <table:table-cell office:value-type="string">
            <text:p>Aparicio Suá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liot30lanzarote@gmail.com</text:p>
          </table:table-cell>
          <table:table-cell office:value-type="float" office:value="4.65">
            <text:p>4.65</text:p>
          </table:table-cell>
          <table:table-cell office:value-type="float" office:value="8.28">
            <text:p>8.28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5.33">
            <text:p>5.33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2">
            <text:p>6.42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86">
            <text:p>7.86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70">
            <text:p>5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83">
            <text:p>8.83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float" office:value="9.25">
            <text:p>9.25</text:p>
          </table:table-cell>
          <table:table-cell office:value-type="float" office:value="7.95">
            <text:p>7.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00">
            <text:p>9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32">
            <text:p>1.32</text:p>
          </table:table-cell>
        </table:table-row>
        <table:table-row>
          <table:table-cell office:value-type="string">
            <text:p>Richard Joseph</text:p>
          </table:table-cell>
          <table:table-cell office:value-type="string">
            <text:p>Barboza Ram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arric2@example.com</text:p>
          </table:table-cell>
          <table:table-cell office:value-type="float" office:value="6.05">
            <text:p>6.05</text:p>
          </table:table-cell>
          <table:table-cell office:value-type="float" office:value="5.19">
            <text:p>5.19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64">
            <text:p>5.64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82">
            <text:p>2.82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80">
            <text:p>9.8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99">
            <text:p>1.99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2.32">
            <text:p>2.3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00">
            <text:p>9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39">
            <text:p>0.39</text:p>
          </table:table-cell>
        </table:table-row>
        <table:table-row>
          <table:table-cell office:value-type="string">
            <text:p>Roberto</text:p>
          </table:table-cell>
          <table:table-cell office:value-type="string">
            <text:p>Benasco Pé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enper@example.com</text:p>
          </table:table-cell>
          <table:table-cell office:value-type="float" office:value="6.74">
            <text:p>6.7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0">
            <text:p>4.10</text:p>
          </table:table-cell>
          <table:table-cell office:value-type="float" office:value="5.65">
            <text:p>5.65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7">
            <text:p>4.87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7.06">
            <text:p>7.06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14">
            <text:p>7.14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78">
            <text:p>7.78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9">
            <text:p>1.09</text:p>
          </table:table-cell>
        </table:table-row>
        <table:table-row>
          <table:table-cell office:value-type="string">
            <text:p>Rubén</text:p>
          </table:table-cell>
          <table:table-cell office:value-type="string">
            <text:p>Bermúdez Gonzál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ergon@example.es</text:p>
          </table:table-cell>
          <table:table-cell office:value-type="float" office:value="7.47">
            <text:p>7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60">
            <text:p>4.60</text:p>
          </table:table-cell>
          <table:table-cell office:value-type="float" office:value="5.59">
            <text:p>5.59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0">
            <text:p>5.1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9.41">
            <text:p>9.41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90">
            <text:p>5.9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4.04">
            <text:p>4.04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3.50">
            <text:p>3.50</text:p>
          </table:table-cell>
          <table:table-cell office:value-type="float" office:value="4.35">
            <text:p>4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73">
            <text:p>0.73</text:p>
          </table:table-cell>
        </table:table-row>
        <table:table-row>
          <table:table-cell office:value-type="string">
            <text:p>Borja</text:p>
          </table:table-cell>
          <table:table-cell office:value-type="string">
            <text:p>Betancor Garcí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orjabetancorgarcia@gmail.com</text:p>
          </table:table-cell>
          <table:table-cell office:value-type="float" office:value="3.93">
            <text:p>3.93</text:p>
          </table:table-cell>
          <table:table-cell office:value-type="float" office:value="3.67">
            <text:p>3.67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2.87">
            <text:p>2.87</text:p>
          </table:table-cell>
          <table:table-cell office:value-type="float" office:value="3.37">
            <text:p>3.37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5">
            <text:p>3.55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9.41">
            <text:p>9.41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28">
            <text:p>6.28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3.75">
            <text:p>3.75</text:p>
          </table:table-cell>
          <table:table-cell office:value-type="float" office:value="4.68">
            <text:p>4.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78">
            <text:p>0.78</text:p>
          </table:table-cell>
        </table:table-row>
        <table:table-row>
          <table:table-cell office:value-type="string">
            <text:p>Joseba</text:p>
          </table:table-cell>
          <table:table-cell office:value-type="string">
            <text:p>Cansado Valbue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bacansadovalbuena@gmail.com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float" office:value="3.37">
            <text:p>3.37</text:p>
          </table:table-cell>
          <table:table-cell office:value-type="float" office:value="4.26">
            <text:p>4.26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4">
            <text:p>3.34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50">
            <text:p>5.50</text:p>
          </table:table-cell>
          <table:table-cell office:value-type="float" office:value="7.65">
            <text:p>7.65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72">
            <text:p>1.72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50">
            <text:p>2.50</text:p>
          </table:table-cell>
          <table:table-cell office:value-type="float" office:value="2.52">
            <text:p>2.5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42">
            <text:p>0.42</text:p>
          </table:table-cell>
        </table:table-row>
        <table:table-row>
          <table:table-cell office:value-type="string">
            <text:p>Fabio</text:p>
          </table:table-cell>
          <table:table-cell office:value-type="string">
            <text:p>Casal Lóp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caslop@example.com</text:p>
          </table:table-cell>
          <table:table-cell office:value-type="float" office:value="5.85">
            <text:p>5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12">
            <text:p>5.1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6">
            <text:p>5.56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9.71">
            <text:p>9.71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float" office:value="7.86">
            <text:p>7.86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7.63">
            <text:p>7.63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6.50">
            <text:p>6.50</text:p>
          </table:table-cell>
          <table:table-cell office:value-type="float" office:value="6.57">
            <text:p>6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10">
            <text:p>1.10</text:p>
          </table:table-cell>
        </table:table-row>
        <table:table-row>
          <table:table-cell office:value-type="string">
            <text:p>Gabriel Gregorio</text:p>
          </table:table-cell>
          <table:table-cell office:value-type="string">
            <text:p>De León De La Cru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leocru@example.com</text:p>
          </table:table-cell>
          <table:table-cell office:value-type="float" office:value="4.83">
            <text:p>4.83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7.26">
            <text:p>7.26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3">
            <text:p>6.6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4.71">
            <text:p>4.71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4.29">
            <text:p>4.29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51">
            <text:p>5.51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6.75">
            <text:p>6.75</text:p>
          </table:table-cell>
          <table:table-cell office:value-type="float" office:value="6.21">
            <text:p>6.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0.00">
            <text:p>6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3">
            <text:p>1.03</text:p>
          </table:table-cell>
        </table:table-row>
        <table:table-row>
          <table:table-cell office:value-type="string">
            <text:p>Carlos David</text:p>
          </table:table-cell>
          <table:table-cell office:value-type="string">
            <text:p>Farran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farsan@example.com</text:p>
          </table:table-cell>
          <table:table-cell office:value-type="float" office:value="7.24">
            <text:p>7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9.07">
            <text:p>9.0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9">
            <text:p>7.89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95">
            <text:p>6.95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75">
            <text:p>6.75</text:p>
          </table:table-cell>
          <table:table-cell office:value-type="float" office:value="7.29">
            <text:p>7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21">
            <text:p>1.21</text:p>
          </table:table-cell>
        </table:table-row>
        <table:table-row>
          <table:table-cell office:value-type="string">
            <text:p>Gorka</text:p>
          </table:table-cell>
          <table:table-cell office:value-type="string">
            <text:p>Fernandez Janssens De Varebek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rkalanzarote@gmail.com</text:p>
          </table:table-cell>
          <table:table-cell office:value-type="float" office:value="2.89">
            <text:p>2.89</text:p>
          </table:table-cell>
          <table:table-cell office:value-type="float" office:value="4.42">
            <text:p>4.42</text:p>
          </table:table-cell>
          <table:table-cell office:value-type="string">
            <text:p>-</text:p>
          </table:table-cell>
          <table:table-cell office:value-type="float" office:value="4.10">
            <text:p>4.10</text:p>
          </table:table-cell>
          <table:table-cell office:value-type="float" office:value="1.90">
            <text:p>1.90</text:p>
          </table:table-cell>
          <table:table-cell office:value-type="float" office:value="3.96">
            <text:p>3.96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2">
            <text:p>3.32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.13">
            <text:p>8.13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12">
            <text:p>6.12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5.00">
            <text:p>5.00</text:p>
          </table:table-cell>
          <table:table-cell office:value-type="float" office:value="4.77">
            <text:p>4.7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80">
            <text:p>0.80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chiga@yahoo.es</text:p>
          </table:table-cell>
          <table:table-cell office:value-type="float" office:value="3.23">
            <text:p>3.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50">
            <text:p>0.5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3">
            <text:p>7.5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5">
            <text:p>6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2">
            <text:p>3.5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70">
            <text:p>7.7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3">
            <text:p>7.33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</table:table-row>
        <table:table-row>
          <table:table-cell office:value-type="string">
            <text:p>Christopher</text:p>
          </table:table-cell>
          <table:table-cell office:value-type="string">
            <text:p>Gihiring Arroch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risto1231994@gmail.com</text:p>
          </table:table-cell>
          <table:table-cell office:value-type="string">
            <text:p>-</text:p>
          </table:table-cell>
          <table:table-cell office:value-type="float" office:value="5.53">
            <text:p>5.53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4">
            <text:p>5.04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2">
            <text:p>2.52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29">
            <text:p>2.29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50">
            <text:p>2.50</text:p>
          </table:table-cell>
          <table:table-cell office:value-type="float" office:value="2.42">
            <text:p>2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0.00">
            <text:p>9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40">
            <text:p>0.40</text:p>
          </table:table-cell>
        </table:table-row>
        <table:table-row>
          <table:table-cell office:value-type="string">
            <text:p>Carlos</text:p>
          </table:table-cell>
          <table:table-cell office:value-type="string">
            <text:p>Hernández Ramí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rram@example.com</text:p>
          </table:table-cell>
          <table:table-cell office:value-type="float" office:value="5.93">
            <text:p>5.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94">
            <text:p>2.94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4.50">
            <text:p>4.50</text:p>
          </table:table-cell>
          <table:table-cell office:value-type="float" office:value="2.07">
            <text:p>2.0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35">
            <text:p>0.35</text:p>
          </table:table-cell>
        </table:table-row>
        <table:table-row>
          <table:table-cell office:value-type="string">
            <text:p>Ivane </text:p>
          </table:table-cell>
          <table:table-cell office:value-type="string">
            <text:p>Jassi Jal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jasjal@example.com</text:p>
          </table:table-cell>
          <table:table-cell office:value-type="float" office:value="2.83">
            <text:p>2.83</text:p>
          </table:table-cell>
          <table:table-cell office:value-type="float" office:value="3.69">
            <text:p>3.69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2.27">
            <text:p>2.27</text:p>
          </table:table-cell>
          <table:table-cell office:value-type="float" office:value="8.10">
            <text:p>8.1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2">
            <text:p>5.02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2.94">
            <text:p>2.94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89">
            <text:p>3.89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2.75">
            <text:p>2.75</text:p>
          </table:table-cell>
          <table:table-cell office:value-type="float" office:value="4.12">
            <text:p>4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69">
            <text:p>0.69</text:p>
          </table:table-cell>
        </table:table-row>
        <table:table-row>
          <table:table-cell office:value-type="string">
            <text:p>Mestisay</text:p>
          </table:table-cell>
          <table:table-cell office:value-type="string">
            <text:p>Jávega Obi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stijavega@gmail.com</text:p>
          </table:table-cell>
          <table:table-cell office:value-type="float" office:value="3.32">
            <text:p>3.32</text:p>
          </table:table-cell>
          <table:table-cell office:value-type="float" office:value="1.71">
            <text:p>1.71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22">
            <text:p>2.22</text:p>
          </table:table-cell>
          <table:table-cell office:value-type="float" office:value="3.32">
            <text:p>3.32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18">
            <text:p>2.18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47">
            <text:p>6.47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16">
            <text:p>1.16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00">
            <text:p>2.00</text:p>
          </table:table-cell>
          <table:table-cell office:value-type="float" office:value="1.74">
            <text:p>1.7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29">
            <text:p>0.29</text:p>
          </table:table-cell>
        </table:table-row>
        <table:table-row>
          <table:table-cell office:value-type="string">
            <text:p>Óliver</text:p>
          </table:table-cell>
          <table:table-cell office:value-type="string">
            <text:p>Martín Betanc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liver.martin.betancort.1996@gmail.com</text:p>
          </table:table-cell>
          <table:table-cell office:value-type="float" office:value="3.98">
            <text:p>3.98</text:p>
          </table:table-cell>
          <table:table-cell office:value-type="float" office:value="9.67">
            <text:p>9.67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float" office:value="3.76">
            <text:p>3.76</text:p>
          </table:table-cell>
          <table:table-cell office:value-type="float" office:value="5.60">
            <text:p>5.6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9">
            <text:p>5.49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71">
            <text:p>9.71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79">
            <text:p>6.79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80">
            <text:p>8.8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float" office:value="9.75">
            <text:p>9.75</text:p>
          </table:table-cell>
          <table:table-cell office:value-type="float" office:value="7.66">
            <text:p>7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28">
            <text:p>1.28</text:p>
          </table:table-cell>
        </table:table-row>
        <table:table-row>
          <table:table-cell office:value-type="string">
            <text:p>Mariano Jaime</text:p>
          </table:table-cell>
          <table:table-cell office:value-type="string">
            <text:p>Morales Día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inf.mariano@gmail.com</text:p>
          </table:table-cell>
          <table:table-cell office:value-type="float" office:value="7.12">
            <text:p>7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0">
            <text:p>5.70</text:p>
          </table:table-cell>
          <table:table-cell office:value-type="float" office:value="6.82">
            <text:p>6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6">
            <text:p>6.26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7.60">
            <text:p>7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09">
            <text:p>5.09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6.75">
            <text:p>6.75</text:p>
          </table:table-cell>
          <table:table-cell office:value-type="float" office:value="5.89">
            <text:p>5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8">
            <text:p>0.98</text:p>
          </table:table-cell>
        </table:table-row>
        <table:table-row>
          <table:table-cell office:value-type="string">
            <text:p>Jeffrey</text:p>
          </table:table-cell>
          <table:table-cell office:value-type="string">
            <text:p>Moreno B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ffreylzt@gmail.com</text:p>
          </table:table-cell>
          <table:table-cell office:value-type="float" office:value="2.50">
            <text:p>2.50</text:p>
          </table:table-cell>
          <table:table-cell office:value-type="float" office:value="4.06">
            <text:p>4.06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4.12">
            <text:p>4.1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30">
            <text:p>1.3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2.75">
            <text:p>2.75</text:p>
          </table:table-cell>
          <table:table-cell office:value-type="float" office:value="2.07">
            <text:p>2.0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34">
            <text:p>0.34</text:p>
          </table:table-cell>
        </table:table-row>
        <table:table-row>
          <table:table-cell office:value-type="string">
            <text:p>Kevin</text:p>
          </table:table-cell>
          <table:table-cell office:value-type="string">
            <text:p>Pérez Og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perezogando@gmail.com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5.36">
            <text:p>5.36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8">
            <text:p>5.4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88">
            <text:p>4.88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5.15">
            <text:p>5.1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86">
            <text:p>0.86</text:p>
          </table:table-cell>
        </table:table-row>
        <table:table-row>
          <table:table-cell office:value-type="string">
            <text:p>Balbino</text:p>
          </table:table-cell>
          <table:table-cell office:value-type="string">
            <text:p>Pérez Taví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zeiesharia@gmail.com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float" office:value="6.62">
            <text:p>6.62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1">
            <text:p>6.01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8.00">
            <text:p>8.00</text:p>
          </table:table-cell>
          <table:table-cell office:value-type="float" office:value="7.14">
            <text:p>7.14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6.57">
            <text:p>6.5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6.75">
            <text:p>6.75</text:p>
          </table:table-cell>
          <table:table-cell office:value-type="float" office:value="6.38">
            <text:p>6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6">
            <text:p>1.06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Prieto Fon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etofontesjuanmanuel@gmail.com</text:p>
          </table:table-cell>
          <table:table-cell office:value-type="float" office:value="5.22">
            <text:p>5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float" office:value="5.04">
            <text:p>5.04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7">
            <text:p>6.07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float" office:value="8.75">
            <text:p>8.75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7.00">
            <text:p>7.00</text:p>
          </table:table-cell>
          <table:table-cell office:value-type="float" office:value="6.43">
            <text:p>6.43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95">
            <text:p>6.95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6.75">
            <text:p>6.75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9">
            <text:p>1.09</text:p>
          </table:table-cell>
        </table:table-row>
        <table:table-row>
          <table:table-cell office:value-type="string">
            <text:p>Juan Antonio</text:p>
          </table:table-cell>
          <table:table-cell office:value-type="string">
            <text:p>Ramírez Mart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ananto87@gmail.com</text:p>
          </table:table-cell>
          <table:table-cell office:value-type="float" office:value="4.43">
            <text:p>4.43</text:p>
          </table:table-cell>
          <table:table-cell office:value-type="float" office:value="7.33">
            <text:p>7.33</text:p>
          </table:table-cell>
          <table:table-cell office:value-type="string">
            <text:p>-</text:p>
          </table:table-cell>
          <table:table-cell office:value-type="float" office:value="6.90">
            <text:p>6.90</text:p>
          </table:table-cell>
          <table:table-cell office:value-type="float" office:value="4.10">
            <text:p>4.10</text:p>
          </table:table-cell>
          <table:table-cell office:value-type="float" office:value="4.85">
            <text:p>4.85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28">
            <text:p>5.2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7.86">
            <text:p>7.8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float" office:value="5.89">
            <text:p>5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00">
            <text:p>7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8">
            <text:p>0.98</text:p>
          </table:table-cell>
        </table:table-row>
        <table:table-row>
          <table:table-cell office:value-type="string">
            <text:p>María del Mar</text:p>
          </table:table-cell>
          <table:table-cell office:value-type="string">
            <text:p>Robayna Gonzál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obaynagonzalez@gmail.com</text:p>
          </table:table-cell>
          <table:table-cell office:value-type="string">
            <text:p>-</text:p>
          </table:table-cell>
          <table:table-cell office:value-type="float" office:value="3.16">
            <text:p>3.16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3.79">
            <text:p>3.79</text:p>
          </table:table-cell>
          <table:table-cell office:value-type="float" office:value="7.99">
            <text:p>7.99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6">
            <text:p>4.76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17">
            <text:p>5.17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4.97">
            <text:p>4.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83">
            <text:p>0.83</text:p>
          </table:table-cell>
        </table:table-row>
        <table:table-row>
          <table:table-cell office:value-type="string">
            <text:p>Javier</text:p>
          </table:table-cell>
          <table:table-cell office:value-type="string">
            <text:p>Rosa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vierrosahernandez@gmail.com</text:p>
          </table:table-cell>
          <table:table-cell office:value-type="float" office:value="6.76">
            <text:p>6.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3.70">
            <text:p>3.70</text:p>
          </table:table-cell>
          <table:table-cell office:value-type="float" office:value="3.94">
            <text:p>3.94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1">
            <text:p>3.21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77">
            <text:p>3.7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float" office:value="4.09">
            <text:p>4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68">
            <text:p>0.68</text:p>
          </table:table-cell>
        </table:table-row>
        <table:table-row>
          <table:table-cell office:value-type="string">
            <text:p>Mauro Ezequiel</text:p>
          </table:table-cell>
          <table:table-cell office:value-type="string">
            <text:p>Severino D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uroseverinodon@gmail.com</text:p>
          </table:table-cell>
          <table:table-cell office:value-type="float" office:value="2.56">
            <text:p>2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float" office:value="3.74">
            <text:p>3.74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7">
            <text:p>3.27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86">
            <text:p>7.8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59">
            <text:p>4.59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5.00">
            <text:p>5.00</text:p>
          </table:table-cell>
          <table:table-cell office:value-type="float" office:value="4.14">
            <text:p>4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0.00">
            <text:p>8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69">
            <text:p>0.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5+ (Build: 20130621)</meta:generator>
    <meta:initial-creator>Iván Chillón Garcí­a</meta:initial-creator>
    <meta:creation-date>2013-12-12T19:11:01</meta:creation-date>
    <meta:document-statistic meta:table-count="1" meta:cell-count="0" meta:object-count="0"/>
  </office:meta>
</office:document-meta>
</file>